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9" style:family="table-column">
      <style:table-column-properties style:column-width="3.3048in" style:use-optimal-column-width="false"/>
    </style:style>
    <style:style style:name="TableColumn150" style:family="table-column">
      <style:table-column-properties style:column-width="3.3048in" style:use-optimal-column-width="false"/>
    </style:style>
    <style:style style:name="Table148" style:family="table">
      <style:table-properties style:width="6.6097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6" style:family="table-column">
      <style:table-column-properties style:column-width="3.3048in" style:use-optimal-column-width="false"/>
    </style:style>
    <style:style style:name="TableColumn197" style:family="table-column">
      <style:table-column-properties style:column-width="3.3048in" style:use-optimal-column-width="false"/>
    </style:style>
    <style:style style:name="Table195" style:family="table">
      <style:table-properties style:width="6.609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6" style:family="table-column">
      <style:table-column-properties style:column-width="3.3048in" style:use-optimal-column-width="false"/>
    </style:style>
    <style:style style:name="TableColumn217" style:family="table-column">
      <style:table-column-properties style:column-width="3.3048in" style:use-optimal-column-width="false"/>
    </style:style>
    <style:style style:name="Table215" style:family="table">
      <style:table-properties style:width="6.6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9" style:family="table-column">
      <style:table-column-properties style:column-width="3.3048in" style:use-optimal-column-width="false"/>
    </style:style>
    <style:style style:name="TableColumn250" style:family="table-column">
      <style:table-column-properties style:column-width="3.3048in" style:use-optimal-column-width="false"/>
    </style:style>
    <style:style style:name="Table248" style:family="table">
      <style:table-properties style:width="6.6097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5" style:parent-style-name="Normal" style:family="paragraph">
      <style:text-properties text:display="none"/>
    </style:style>
    <style:style style:name="TableColumn297" style:family="table-column">
      <style:table-column-properties style:column-width="0.5013in" style:use-optimal-column-width="false"/>
    </style:style>
    <style:style style:name="TableColumn298" style:family="table-column">
      <style:table-column-properties style:column-width="0.6263in" style:use-optimal-column-width="false"/>
    </style:style>
    <style:style style:name="TableColumn299" style:family="table-column">
      <style:table-column-properties style:column-width="1.1659in" style:use-optimal-column-width="false"/>
    </style:style>
    <style:style style:name="TableColumn300" style:family="table-column">
      <style:table-column-properties style:column-width="4.3993in" style:use-optimal-column-width="false"/>
    </style:style>
    <style:style style:name="Table296" style:family="table">
      <style:table-properties style:width="6.693in" fo:margin-left="-0.009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7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alcular Resultados por Periodos (UC-17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<text:s/>permitirá buscar 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alcular Resultados por Periodos (UC-17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el cálculo de resultados de Ventas menos las compr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<text:s/>Caso de Uso: Calcular Resultados por Periodos (UC-17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Calcular el resultado de un<text:s/>periodo determinado</text:p>
                  <text:p text:style-name="P95">Encargado: Requiere entradas precisas de fecha de inicio y fecha de fin. 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Cajas a buscar.</text:p>
                    </text:list-item>
                    <text:list-item>
                      <text:p text:style-name="P107">Deben existir Registro de Ventas en las Cajas</text:p>
                    </text:list-item>
                    <text:list-item>
                      <text:p text:style-name="P108">Deben existir Ventas<text:s/>Completas en los Registros de Ventas</text:p>
                    </text:list-item>
                    <text:list-item>
                      <text:p text:style-name="P109">Deben existir Depósito a buscar.</text:p>
                    </text:list-item>
                    <text:list-item>
                      <text:p text:style-name="P110">Deben existir Registro de Compras en el Depósito</text:p>
                    </text:list-item>
                    <text:list-item>
                      <text:p text:style-name="P111">Deben existir Compras Completas en los Registros de Compras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Busca en Cajas los registros de Ventas<text:s/>que lo componen.</text:p>
                    </text:list-item>
                    <text:list-item>
                      <text:p text:style-name="P124">Busca en los Registros de Ventas las Ventas que lo componen</text:p>
                    </text:list-item>
                    <text:list-item>
                      <text:p text:style-name="P125">Busca Ventas completas (con una fecha de inicio y una fecha de fin como parámetro).</text:p>
                    </text:list-item>
                    <text:list-item>
                      <text:p text:style-name="P126">Busca en Depósito los registros de Compras que lo componen.</text:p>
                    </text:list-item>
                    <text:list-item>
                      <text:p text:style-name="P127">Busca en los Registros de Compras las Compras que lo componen</text:p>
                    </text:list-item>
                    <text:list-item>
                      <text:p text:style-name="P128">Busca Compras completas (con una fecha de inicio y una fecha de fin como parámetro).</text:p>
                    </text:list-item>
                    <text:list-item>
                      <text:p text:style-name="P129">Calcula las ventas menos las compras en un periodo con fecha de inicio y fecha de fin</text:p>
                    </text:list-item>
                  </text:list>
                  <text:p text:style-name="P130"/>
                  <text:p text:style-name="P131">Fracaso 1:<text:s/></text:p>
                  <text:list text:style-name="LFO2" text:continue-numbering="true">
                    <text:list-item>
                      <text:p text:style-name="P132">*a En cualquier momento el sistema falla:</text:p>
                    </text:list-item>
                  </text:list>
                  <text:p text:style-name="P133">Fracaso 2:</text:p>
                  <text:list text:style-name="LFO2" text:continue-numbering="true">
                    <text:list-item>
                      <text:p text:style-name="P134">*a.2 El Sistema detecta anomalías intentando la recuperación</text:p>
                    </text:list-item>
                  </text:list>
                  <text:p text:style-name="P135">Fracaso 3:</text:p>
                  <text:list text:style-name="LFO2" text:continue-numbering="true">
                    <text:list-item>
                      <text:p text:style-name="P136">3.a El Sistema no presenta ninguna Venta<text:s/></text:p>
                    </text:list-item>
                  </text:list>
                  <text:p text:style-name="P137">Fracaso 4:</text:p>
                  <text:list text:style-name="LFO2" text:continue-numbering="true">
                    <text:list-item>
                      <text:p text:style-name="P138">4.a El Sistema no presenta ninguna Compra</text:p>
                    </text:list-item>
                  </text:list>
                </table:table-cell>
              </table:table-row>
            </table:table>
            <text:p text:style-name="P139"/>
          </table:table-cell>
          <table:covered-table-cell/>
        </table:table-row>
        <table:table-row table:style-name="TableRow140">
          <table:table-cell table:style-name="TableCell141" table:number-columns-spanned="2">
            <text:p text:style-name="P142"/>
          </table:table-cell>
          <table:covered-table-cell/>
        </table:table-row>
        <table:table-row table:style-name="TableRow143">
          <table:table-cell table:style-name="TableCell144" table:number-columns-spanned="2">
            <text:p text:style-name="P145">Flujo Normal</text:p>
          </table:table-cell>
          <table:covered-table-cell/>
        </table:table-row>
        <table:table-row table:style-name="TableRow146">
          <table:table-cell table:style-name="TableCell147" table:number-columns-spanned="2">
            <table:table table:style-name="Table148">
              <table:table-columns>
                <table:table-column table:style-name="TableColumn149"/>
                <table:table-column table:style-name="TableColumn150"/>
              </table:table-columns>
              <table:table-row table:style-name="TableRow151">
                <table:table-cell table:style-name="TableCell152">
                  <text:p text:style-name="P153">Actor</text:p>
                </table:table-cell>
                <table:table-cell table:style-name="TableCell154">
                  <text:p text:style-name="P155">Sistema</text:p>
                </table:table-cell>
              </table:table-row>
              <table:table-row table:style-name="TableRow156">
                <table:table-cell table:style-name="TableCell157">
                  <text:p text:style-name="P158">1. El Encargado solicita las Ventas Periodos,<text:s/>ingresando</text:p>
                  <text:list text:style-name="LFO3" text:continue-numbering="true">
                    <text:list-item>
                      <text:p text:style-name="P159">Fecha de inicio</text:p>
                    </text:list-item>
                    <text:list-item>
                      <text:p text:style-name="P160">Fecha de fin</text:p>
                    </text:list-item>
                  </text:list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2. Usa el Caso de uso “Buscar ventas por periodos (UC-15)” <text:s/>con parámetros de fecha de inicio y fecha de fin y presenta las ventas buscadas</text:p>
                </table:table-cell>
              </table:table-row>
              <table:table-row table:style-name="TableRow168">
                <table:table-cell table:style-name="TableCell169">
                  <text:p text:style-name="P170"/>
                </table:table-cell>
                <table:table-cell table:style-name="TableCell171">
                  <text:p text:style-name="P172">3. Usa el Caso de uso “Buscar compras por periodos (UC-16)” <text:s/>con<text:s/>parámetros de fecha de inicio y fecha de fin y presenta las compras buscadas</text:p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4. El Sistemas calcula el resultado por periodo</text:p>
                  <text:p text:style-name="P178">Suma todas las ventas</text:p>
                  <text:p text:style-name="P179">Suma todas las compras</text:p>
                  <text:p text:style-name="P180">Resta las compras menos las ventas.<text:s/></text:p>
                </table:table-cell>
              </table:table-row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5. El Sistema presenta el cálculo de<text:s/>resultados por periodo</text:p>
                </table:table-cell>
              </table:table-row>
            </table:table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Flujos Alternativos</text:p>
          </table:table-cell>
          <table:covered-table-cell/>
        </table:table-row>
        <table:table-row table:style-name="TableRow193">
          <table:table-cell table:style-name="TableCell194" table:number-columns-spanned="2">
            <table:table table:style-name="Table195">
              <table:table-columns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 table:number-columns-spanned="2">
                  <text:p text:style-name="P200">*a En cualquier momento el sistema falla:</text:p>
                  <text:p text:style-name="P201">Para dar soporte a la recuperación y registro correcto, asegurar los estados y eventos significativos de una transacción puedan recuperarse desde cualquier paso del<text:s/>escenario</text:p>
                </table:table-cell>
                <table:covered-table-cell/>
              </table:table-row>
              <table:table-row table:style-name="TableRow202">
                <table:table-cell table:style-name="TableCell203">
                  <text:p text:style-name="P204">1. El Cajero reinicia el Sistema, inicia sesión, y solicita la recuperación al estado anterior</text:p>
                </table:table-cell>
                <table:table-cell table:style-name="TableCell205">
                  <text:p text:style-name="P206"/>
                </table:table-cell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2. El Sistema reconstituye el estado anterior</text:p>
                </table:table-cell>
              </table:table-row>
            </table:table>
            <text:p text:style-name="P212"/>
          </table:table-cell>
          <table:covered-table-cell/>
        </table:table-row>
        <table:table-row table:style-name="TableRow213">
          <table:table-cell table:style-name="TableCell214" table:number-columns-spanned="2">
            <table:table table:style-name="Table215">
              <table:table-columns>
                <table:table-column table:style-name="TableColumn216"/>
                <table:table-column table:style-name="TableColumn217"/>
              </table:table-columns>
              <table:table-row table:style-name="TableRow218">
                <table:table-cell table:style-name="TableCell219" table:number-columns-spanned="2">
                  <text:p text:style-name="P220">*a.2 El Sistema detecta anomalías intentando la recuperación</text:p>
                </table:table-cell>
                <table:covered-table-cell/>
              </table:table-row>
              <table:table-row table:style-name="TableRow221">
                <table:table-cell table:style-name="TableCell222">
                  <text:p text:style-name="P223"/>
                </table:table-cell>
                <table:table-cell table:style-name="TableCell224">
                  <text:p text:style-name="P225">1. El Sistema informa del error al<text:s/>Encargado, registra el error, y pasa a un estado limpio</text:p>
                </table:table-cell>
              </table:table-row>
              <table:table-row table:style-name="TableRow226">
                <table:table-cell table:style-name="TableCell227">
                  <text:p text:style-name="P228"/>
                </table:table-cell>
                <table:table-cell table:style-name="TableCell229">
                  <text:p text:style-name="P230">2. El Encargado comienza un nueva venta</text:p>
                </table:table-cell>
              </table:table-row>
            </table:table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4.a El Sistemas Busca las Ventas completas</text:p>
                </table:table-cell>
                <table:covered-table-cell/>
              </table:table-row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>1. El Sistema no presenta ninguna Venta</text:p>
                </table:table-cell>
              </table:table-row>
            </table:table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able:table table:style-name="Table248">
              <table:table-columns>
                <table:table-column table:style-name="TableColumn249"/>
                <table:table-column table:style-name="TableColumn250"/>
              </table:table-columns>
              <table:table-row table:style-name="TableRow251">
                <table:table-cell table:style-name="TableCell252" table:number-columns-spanned="2">
                  <text:soft-page-break/>
                  <text:p text:style-name="P253">4.a El Sistemas Busca las Compras completas</text:p>
                </table:table-cell>
                <table:covered-table-cell/>
              </table:table-row>
              <table:table-row table:style-name="TableRow254">
                <table:table-cell table:style-name="TableCell255">
                  <text:p text:style-name="P256"/>
                </table:table-cell>
                <table:table-cell table:style-name="TableCell257">
                  <text:p text:style-name="P258">1. El Sistema no<text:s/>presenta ninguna Compra</text:p>
                </table:table-cell>
              </table:table-row>
            </table:table>
            <text:p text:style-name="P259"/>
          </table:table-cell>
          <table:covered-table-cell/>
        </table:table-row>
        <table:table-row table:style-name="TableRow260">
          <table:table-cell table:style-name="TableCell261" table:number-columns-spanned="2">
            <text:p text:style-name="P262"/>
          </table:table-cell>
          <table:covered-table-cell/>
        </table:table-row>
        <table:table-row table:style-name="TableRow263">
          <table:table-cell table:style-name="TableCell264" table:number-columns-spanned="2">
            <text:p text:style-name="P265">Observación: No contempla la consulta de Saldo en Deposito, está la realiza “Consultar Saldo en Deposito (UC-08)”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Reglas de Negocio Asociadas:<text:s/></text:p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Requerimientos no Funcionales Asociados:</text:p>
          </table:table-cell>
          <table:covered-table-cell/>
        </table:table-row>
        <table:table-row table:style-name="TableRow272">
          <table:table-cell table:style-name="TableCell273">
            <text:p text:style-name="P274">Fuente: Roberto Sueldo</text:p>
          </table:table-cell>
          <table:table-cell table:style-name="TableCell275">
            <text:p text:style-name="P276">Referencia<text:s/>Fuente: Trabajo Practico Integrador POO</text:p>
          </table:table-cell>
        </table:table-row>
        <table:table-row table:style-name="TableRow277">
          <table:table-cell table:style-name="TableCell278" table:number-columns-spanned="2">
            <text:p text:style-name="P279">Asociación de Extensión: SI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Asociación de Inclusión: SI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Caso de Uso donde se incluye: “Procesar Transferencia de Deposito a Góndola (UC-12)”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Caso de Uso al que extiende: <text:s/>“Consultar Saldo de Articulo (UC-07)”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de generalización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Historia de cambios</text:p>
          </table:table-cell>
          <table:covered-table-cell/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Versión</text:p>
          </table:table-cell>
          <table:table-cell table:style-name="TableCell304">
            <text:p text:style-name="P305">Fecha</text:p>
          </table:table-cell>
          <table:table-cell table:style-name="TableCell306">
            <text:p text:style-name="P307">Autor</text:p>
          </table:table-cell>
          <table:table-cell table:style-name="TableCell308">
            <text:p text:style-name="P309">Descripción de Cambio</text:p>
          </table:table-cell>
        </table:table-row>
        <table:table-row table:style-name="TableRow310">
          <table:table-cell table:style-name="TableCell311">
            <text:p text:style-name="P312">1.0</text:p>
          </table:table-cell>
          <table:table-cell table:style-name="TableCell313">
            <text:p text:style-name="P314">11/07/2015</text:p>
          </table:table-cell>
          <table:table-cell table:style-name="TableCell315">
            <text:p text:style-name="P316">Betancur Damián Ariel</text:p>
          </table:table-cell>
          <table:table-cell table:style-name="TableCell317">
            <text:p text:style-name="P318">Inicio del caso de uso</text:p>
          </table:table-cell>
        </table:table-row>
        <table:table-row table:style-name="TableRow319">
          <table:table-cell table:style-name="TableCell320">
            <text:p text:style-name="P321">1.0</text:p>
          </table:table-cell>
          <table:table-cell table:style-name="TableCell322">
            <text:p text:style-name="P323">11/07/2015</text:p>
          </table:table-cell>
          <table:table-cell table:style-name="TableCell324">
            <text:p text:style-name="P325">Betancur Damián Ariel</text:p>
          </table:table-cell>
          <table:table-cell table:style-name="TableCell326">
            <text:p text:style-name="P327">Diagrama de Secuencia del Sistema (DSS)</text:p>
          </table:table-cell>
        </table:table-row>
        <table:table-row table:style-name="TableRow328">
          <table:table-cell table:style-name="TableCell329">
            <text:p text:style-name="P330">1.0</text:p>
          </table:table-cell>
          <table:table-cell table:style-name="TableCell331">
            <text:p text:style-name="P332">20/07/2015</text:p>
          </table:table-cell>
          <table:table-cell table:style-name="TableCell333">
            <text:p text:style-name="P334">Betancur Damián Ariel</text:p>
          </table:table-cell>
          <table:table-cell table:style-name="TableCell335">
            <text:p text:style-name="P336">Codificación del caso de uso, asociación de requisitos y reglas del negocio</text:p>
          </table:table-cell>
        </table:table-row>
      </table:table>
      <text:p text:style-name="P3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5.94236in" svg:height="2.0062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48:00Z</dc:date>
    <meta:print-date>2014-11-21T17:11:00Z</meta:print-date>
    <meta:template xlink:href="Normal" xlink:type="simple"/>
    <meta:editing-cycles>199</meta:editing-cycles>
    <meta:editing-duration>PT78780S</meta:editing-duration>
    <meta:document-statistic meta:page-count="4" meta:paragraph-count="8" meta:word-count="682" meta:character-count="4430" meta:row-count="31" meta:non-whitespace-character-count="3756"/>
  </office:meta>
</office:document-meta>
</file>